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 office:value-type="string">
            <text:p>Numero de Vértices</text:p>
          </table:table-cell>
          <table:table-cell table:style-name="Default" office:value-type="string">
            <text:p>Tempo (s)</text:p>
          </table:table-cell>
          <table:table-cell>
            <draw:frame table:end-cell-address="Sheet1.K26" table:end-x="0.055cm" table:end-y="0.293cm" draw:z-index="0" draw:style-name="gr1" draw:text-style-name="P1" svg:width="18.01cm" svg:height="9.967cm" svg:x="0.11cm" svg:y="0.107cm">
              <draw:object draw:notify-on-update-of-ranges="Sheet1.A3:Sheet1.A3 Sheet1.A4:Sheet1.A13 Sheet1.B3:Sheet1.B3 Sheet1.B4:Sheet1.B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100 / 4851</text:p>
          </table:table-cell>
          <table:table-cell office:value-type="float" office:value="0.152">
            <text:p>0,152</text:p>
          </table:table-cell>
          <table:table-cell/>
        </table:table-row>
        <table:table-row table:style-name="ro1">
          <table:table-cell office:value-type="string">
            <text:p>200 / 19701</text:p>
          </table:table-cell>
          <table:table-cell office:value-type="float" office:value="1.308">
            <text:p>1,308</text:p>
          </table:table-cell>
          <table:table-cell/>
        </table:table-row>
        <table:table-row table:style-name="ro1">
          <table:table-cell office:value-type="string">
            <text:p>300 / 44551</text:p>
          </table:table-cell>
          <table:table-cell office:value-type="float" office:value="5.872">
            <text:p>5,872</text:p>
          </table:table-cell>
          <table:table-cell/>
        </table:table-row>
        <table:table-row table:style-name="ro1">
          <table:table-cell office:value-type="string">
            <text:p>400 / 79401</text:p>
          </table:table-cell>
          <table:table-cell office:value-type="float" office:value="17.372">
            <text:p>17,372</text:p>
          </table:table-cell>
          <table:table-cell/>
        </table:table-row>
        <table:table-row table:style-name="ro1">
          <table:table-cell office:value-type="string">
            <text:p>500 / 124251</text:p>
          </table:table-cell>
          <table:table-cell office:value-type="float" office:value="36.072">
            <text:p>36,072</text:p>
          </table:table-cell>
          <table:table-cell/>
        </table:table-row>
        <table:table-row table:style-name="ro1">
          <table:table-cell office:value-type="string">
            <text:p>600 / 179101</text:p>
          </table:table-cell>
          <table:table-cell office:value-type="float" office:value="66.956">
            <text:p>66,956</text:p>
          </table:table-cell>
          <table:table-cell/>
        </table:table-row>
        <table:table-row table:style-name="ro1">
          <table:table-cell office:value-type="string">
            <text:p>700 / 243951</text:p>
          </table:table-cell>
          <table:table-cell office:value-type="float" office:value="110.412">
            <text:p>110,412</text:p>
          </table:table-cell>
          <table:table-cell/>
        </table:table-row>
        <table:table-row table:style-name="ro1">
          <table:table-cell office:value-type="string">
            <text:p>800 / 318801</text:p>
          </table:table-cell>
          <table:table-cell office:value-type="float" office:value="150.148">
            <text:p>150,148</text:p>
          </table:table-cell>
          <table:table-cell/>
        </table:table-row>
        <table:table-row table:style-name="ro1">
          <table:table-cell office:value-type="string">
            <text:p>900 / 403651</text:p>
          </table:table-cell>
          <table:table-cell office:value-type="float" office:value="238.056">
            <text:p>238,056</text:p>
          </table:table-cell>
          <table:table-cell/>
        </table:table-row>
        <table:table-row table:style-name="ro1">
          <table:table-cell office:value-type="string">
            <text:p>1000 / 498501</text:p>
          </table:table-cell>
          <table:table-cell office:value-type="float" office:value="339.648">
            <text:p>339,648</text:p>
          </table:table-cell>
          <table:table-cell/>
        </table:table-row>
        <table:table-row table:style-name="ro1" table:number-rows-repeated="1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5" number:min-integer-digits="1"/>
    </number:number-style>
    <number:number-style style:name="N107">
      <number:number number:decimal-places="3"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3">23/10/2015</text:date>, <text:time>17:5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Pires</meta:initial-creator>
    <meta:creation-date>2015-10-23T16:39:29</meta:creation-date>
    <dc:date>2015-10-23T17:55:49</dc:date>
    <dc:creator>Gabriel Pires</dc:creator>
    <meta:editing-duration>PT1H16M24S</meta:editing-duration>
    <meta:editing-cycles>13</meta:editing-cycles>
    <meta:generator>OpenOffice/4.1.1$Unix OpenOffice.org_project/411m6$Build-9775</meta:generator>
    <meta:document-statistic meta:table-count="3" meta:cell-count="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07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7">
      <style:chart-properties chart:symbol-type="named-symbol" chart:symbol-name="square" chart:symbol-width="0.25cm" chart:symbol-height="0.25cm">
        <chart:symbol-image/>
      </style:chart-properties>
      <style:graphic-properties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11cm" svg:height="9.968cm" xlink:href=".." xlink:type="simple" chart:class="chart:line" chart:style-name="ch1">
        <chart:plot-area chart:style-name="ch2" table:cell-range-address="Sheet1.A3:Sheet1.B13" chart:data-source-has-labels="both" svg:x="1.371cm" svg:y="0.931cm" svg:width="15.92cm" svg:height="7.857cm">
          <chartooo:coordinate-region svg:x="2.839cm" svg:y="1.13cm" svg:width="13.67cm" svg:height="7.143cm"/>
          <chart:axis chart:dimension="x" chart:name="primary-x" chart:style-name="ch3" chartooo:axis-type="auto">
            <chartooo:date-scale/>
            <chart:title svg:x="7.184cm" svg:y="8.987cm" chart:style-name="ch4">
              <text:p>Número de Vértices / Arestas</text:p>
            </chart:title>
            <chart:categories table:cell-range-address="Sheet1.A4:Sheet1.A13"/>
          </chart:axis>
          <chart:axis chart:dimension="y" chart:name="primary-y" chart:style-name="ch5">
            <chart:title svg:x="0.451cm" svg:y="5.644cm" chart:style-name="ch6">
              <text:p>Tempo (s)</text:p>
            </chart:title>
            <chart:grid chart:style-name="ch7" chart:class="major"/>
          </chart:axis>
          <chart:series chart:style-name="ch8" chart:values-cell-range-address="Sheet1.B4:Sheet1.B13" chart:label-cell-address="Sheet1.B3:Sheet1.B3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(s)</text:p>
                <draw:g>
                  <svg:desc>Sheet1.B3:Sheet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 / 4851</text:p>
                <draw:g>
                  <svg:desc>Sheet1.A4:Sheet1.A13</svg:desc>
                </draw:g>
              </table:table-cell>
              <table:table-cell office:value-type="float" office:value="0.152">
                <text:p>0.152</text:p>
                <draw:g>
                  <svg:desc>Sheet1.B4:Sheet1.B13</svg:desc>
                </draw:g>
              </table:table-cell>
            </table:table-row>
            <table:table-row>
              <table:table-cell office:value-type="string">
                <text:p>200 / 19701</text:p>
              </table:table-cell>
              <table:table-cell office:value-type="float" office:value="1.308">
                <text:p>1.308</text:p>
              </table:table-cell>
            </table:table-row>
            <table:table-row>
              <table:table-cell office:value-type="string">
                <text:p>300 / 44551</text:p>
              </table:table-cell>
              <table:table-cell office:value-type="float" office:value="5.872">
                <text:p>5.872</text:p>
              </table:table-cell>
            </table:table-row>
            <table:table-row>
              <table:table-cell office:value-type="string">
                <text:p>400 / 79401</text:p>
              </table:table-cell>
              <table:table-cell office:value-type="float" office:value="17.372">
                <text:p>17.372</text:p>
              </table:table-cell>
            </table:table-row>
            <table:table-row>
              <table:table-cell office:value-type="string">
                <text:p>500 / 124251</text:p>
              </table:table-cell>
              <table:table-cell office:value-type="float" office:value="36.072">
                <text:p>36.072</text:p>
              </table:table-cell>
            </table:table-row>
            <table:table-row>
              <table:table-cell office:value-type="string">
                <text:p>600 / 179101</text:p>
              </table:table-cell>
              <table:table-cell office:value-type="float" office:value="66.956">
                <text:p>66.956</text:p>
              </table:table-cell>
            </table:table-row>
            <table:table-row>
              <table:table-cell office:value-type="string">
                <text:p>700 / 243951</text:p>
              </table:table-cell>
              <table:table-cell office:value-type="float" office:value="110.412">
                <text:p>110.412</text:p>
              </table:table-cell>
            </table:table-row>
            <table:table-row>
              <table:table-cell office:value-type="string">
                <text:p>800 / 318801</text:p>
              </table:table-cell>
              <table:table-cell office:value-type="float" office:value="150.148">
                <text:p>150.148</text:p>
              </table:table-cell>
            </table:table-row>
            <table:table-row>
              <table:table-cell office:value-type="string">
                <text:p>900 / 403651</text:p>
              </table:table-cell>
              <table:table-cell office:value-type="float" office:value="238.056">
                <text:p>238.056</text:p>
              </table:table-cell>
            </table:table-row>
            <table:table-row>
              <table:table-cell office:value-type="string">
                <text:p>1000 / 498501</text:p>
              </table:table-cell>
              <table:table-cell office:value-type="float" office:value="339.648">
                <text:p>339.6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